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font-size="20pt"/>
    </style:style>
    <style:style style:name="T1" style:family="text">
      <style:text-properties fo:color="#000000"/>
    </style:style>
    <style:style style:name="T2" style:family="text">
      <style:text-properties fo:color="#b3b3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IU Tracking</text:p>
          </draw:text-box>
        </draw:frame>
        <draw:frame presentation:style-name="pr2" draw:text-style-name="P1" draw:layer="layout" svg:width="17.78cm" svg:height="13.859cm" svg:x="5.08cm" svg:y="4.914cm" presentation:class="subtitle" presentation:user-transformed="true">
          <draw:text-box>
            <text:p text:style-name="P1">Dung Le</text:p>
            <text:p text:style-name="P1">Lynh Pham</text:p>
            <text:p text:style-name="P1">Tri Truong</text:p>
            <text:p text:style-name="P1">Man Hoang</text:p>
            <text:p text:style-name="P1">Daniel Fergus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What we were given</text:span></text:p>
              </text:list-item>
              <text:list-item>
                <text:p text:style-name="P2"><text:span text:style-name="T1">What we came up with</text:span></text:p>
              </text:list-item>
              <text:list-item>
                <text:p text:style-name="P2"><text:span text:style-name="T1">Power</text:span></text:p>
              </text:list-item>
              <text:list-item>
                <text:p text:style-name="P2"><text:span text:style-name="T1">Size</text:span></text:p>
              </text:list-item>
              <text:list-item>
                <text:p text:style-name="P2"><text:span text:style-name="T1">Accurac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Hardware</text:p>
              </text:list-item>
              <text:list-item>
                <text:p><text:span text:style-name="T2">Firmware</text:span></text:p>
              </text:list-item>
              <text:list-item>
                <text:p><text:span text:style-name="T2">Software</text:span></text:p>
              </text:list-item>
              <text:list-item>
                <text:p><text:span text:style-name="T2">Deployment</text:span></text:p>
              </text:list-item>
              <text:list-item>
                <text:p><text:span text:style-name="T2">Results</text:span></text:p>
              </text:list-item>
              <text:list-item>
                <text:p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rdware Overview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omponents</text:p>
                <text:list>
                  <text:list-item>
                    <text:p>RF12</text:p>
                  </text:list-item>
                  <text:list-item>
                    <text:p>Atmega</text:p>
                  </text:list-item>
                  <text:list-item>
                    <text:p>Wifly</text:p>
                  </text:list-item>
                </text:list>
              </text:list-item>
              <text:list-item>
                <text:p>Devices</text:p>
                <text:list>
                  <text:list-item>
                    <text:p>Detector</text:p>
                  </text:list-item>
                  <text:list-item>
                    <text:p>Tag</text:p>
                  </text:list-item>
                  <text:list-item>
                    <text:p>Prox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tector Hardware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ag Hardwar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xy Hardwar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2">Hardware</text:span></text:p>
              </text:list-item>
              <text:list-item>
                <text:p>Firmware</text:p>
              </text:list-item>
              <text:list-item>
                <text:p><text:span text:style-name="T2">Software</text:span></text:p>
              </text:list-item>
              <text:list-item>
                <text:p><text:span text:style-name="T2">Deployment</text:span></text:p>
              </text:list-item>
              <text:list-item>
                <text:p><text:span text:style-name="T2">Results</text:span></text:p>
              </text:list-item>
              <text:list-item>
                <text:p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rmware Overview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tector &amp; Proxy Firmwar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g Firmwar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2">Hardware</text:span></text:p>
              </text:list-item>
              <text:list-item>
                <text:p><text:span text:style-name="T2">Firmware</text:span></text:p>
              </text:list-item>
              <text:list-item>
                <text:p>Software</text:p>
              </text:list-item>
              <text:list-item>
                <text:p><text:span text:style-name="T2">Deployment</text:span></text:p>
              </text:list-item>
              <text:list-item>
                <text:p><text:span text:style-name="T2">Results</text:span></text:p>
              </text:list-item>
              <text:list-item>
                <text:p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ftware Overview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cating Algorithm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eb Applicatio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2">Hardware</text:span></text:p>
              </text:list-item>
              <text:list-item>
                <text:p><text:span text:style-name="T2">Firmware</text:span></text:p>
              </text:list-item>
              <text:list-item>
                <text:p><text:span text:style-name="T2">Software</text:span></text:p>
              </text:list-item>
              <text:list-item>
                <text:p>Deployment</text:p>
              </text:list-item>
              <text:list-item>
                <text:p><text:span text:style-name="T2">Results</text:span></text:p>
              </text:list-item>
              <text:list-item>
                <text:p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ployment Overview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etector</text:p>
              </text:list-item>
              <text:list-item>
                <text:p>Tag</text:p>
              </text:list-item>
              <text:list-item>
                <text:p>Proxy</text:p>
              </text:list-item>
              <text:list-item>
                <text:p>Web App</text:p>
              </text:list-item>
              <text:list-item>
                <text:p>Controll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tector Deploym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at needs to be done to a detector before placemen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g Deploym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at needs to be done to a tag before you fix it to a TIU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xy Deploym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ere do you place the Proxy?</text:p>
              </text:list-item>
              <text:list-item>
                <text:p>Wh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eb Ap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at is the web apps role in deploymen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at is the controllers role in deploymen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2">Hardware</text:span></text:p>
              </text:list-item>
              <text:list-item>
                <text:p><text:span text:style-name="T2">Firmware</text:span></text:p>
              </text:list-item>
              <text:list-item>
                <text:p><text:span text:style-name="T2">Software</text:span></text:p>
              </text:list-item>
              <text:list-item>
                <text:p><text:span text:style-name="T2">Deployment</text:span></text:p>
              </text:list-item>
              <text:list-item>
                <text:p>Results</text:p>
              </text:list-item>
              <text:list-item>
                <text:p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iz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ccurac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2">Hardware</text:span></text:p>
              </text:list-item>
              <text:list-item>
                <text:p><text:span text:style-name="T2">Firmware</text:span></text:p>
              </text:list-item>
              <text:list-item>
                <text:p><text:span text:style-name="T2">Software</text:span></text:p>
              </text:list-item>
              <text:list-item>
                <text:p><text:span text:style-name="T2">Deployment</text:span></text:p>
              </text:list-item>
              <text:list-item>
                <text:p><text:span text:style-name="T2">Results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uggestions for moving forward</text:p>
              </text:list-item>
              <text:list-item>
                <text:p>What we could have done better</text:p>
              </text:list-item>
              <text:list-item>
                <text:p>What we did well</text:p>
              </text:list-item>
              <text:list-item>
                <text:p>What we lear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iel Ferguson</meta:initial-creator>
    <meta:creation-date>2011-05-18T22:00:28.01</meta:creation-date>
    <meta:editing-duration>PT18H1M28S</meta:editing-duration>
    <meta:editing-cycles>5</meta:editing-cycles>
    <dc:date>2011-05-19T16:17:08.52</dc:date>
    <dc:creator>Daniel Ferguson</dc:creator>
    <meta:generator>OpenOffice.org/3.3$Win32 OpenOffice.org_project/330m20$Build-9567</meta:generator>
    <meta:document-statistic meta:object-count="137"/>
  </office:meta>
</office:document-meta>
</file>